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Courier New'" style:font-family-generic="modern" style:font-pitch="fixed" fo:font-size="8pt" fo:font-style="normal" fo:text-shadow="none" style:text-underline-style="none" fo:font-weight="normal" style:letter-kerning="true" style:font-family-asian="'MS Gothic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Courier New'" style:font-family-generic="modern" style:font-pitch="fixed" fo:font-size="8pt" fo:font-style="normal" fo:text-shadow="none" style:text-underline-style="none" fo:font-weight="normal" style:letter-kerning="true" style:font-family-asian="'MS Gothic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'Courier New'" style:font-family-generic="modern" style:font-pitch="fixed" fo:font-size="8pt" fo:font-style="normal" fo:text-shadow="none" style:text-underline-style="none" fo:font-weight="normal" style:letter-kerning="true" style:font-family-asian="'MS Gothic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'Courier New'" style:font-family-generic="modern" style:font-pitch="fixed" fo:font-size="8pt" fo:font-style="normal" fo:text-shadow="none" style:text-underline-style="none" fo:font-weight="normal" style:letter-kerning="true" style:font-family-asian="'MS Gothic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788cm" svg:height="0.431cm" svg:x="1.93cm" svg:y="1.061cm">
            <text:p/>
          </draw:rect>
          <draw:rect draw:style-name="gr1" draw:text-style-name="P1" draw:layer="layout" svg:width="2.788cm" svg:height="0.431cm" svg:x="1.93cm" svg:y="1.562cm">
            <text:p/>
          </draw:rect>
          <draw:rect draw:style-name="gr1" draw:text-style-name="P1" draw:layer="layout" svg:width="2.788cm" svg:height="0.431cm" svg:x="1.93cm" svg:y="0.061cm">
            <text:p/>
          </draw:rect>
          <draw:rect draw:style-name="gr1" draw:text-style-name="P1" draw:layer="layout" svg:width="2.788cm" svg:height="0.431cm" svg:x="1.93cm" svg:y="0.562cm">
            <text:p/>
          </draw:rect>
          <draw:rect draw:style-name="gr1" draw:text-style-name="P1" draw:layer="layout" svg:width="2.789cm" svg:height="0.431cm" svg:x="1.628cm" svg:y="1.361cm">
            <text:p/>
          </draw:rect>
          <draw:rect draw:style-name="gr1" draw:text-style-name="P1" draw:layer="layout" svg:width="2.789cm" svg:height="0.431cm" svg:x="1.628cm" svg:y="1.862cm">
            <text:p/>
          </draw:rect>
          <draw:rect draw:style-name="gr1" draw:text-style-name="P1" draw:layer="layout" svg:width="2.789cm" svg:height="0.431cm" svg:x="1.628cm" svg:y="0.361cm">
            <text:p/>
          </draw:rect>
          <draw:rect draw:style-name="gr1" draw:text-style-name="P1" draw:layer="layout" svg:width="2.789cm" svg:height="0.431cm" svg:x="1.628cm" svg:y="0.862cm">
            <text:p/>
          </draw:rect>
          <draw:rect draw:style-name="gr1" draw:text-style-name="P1" draw:layer="layout" svg:width="2.789cm" svg:height="0.431cm" svg:x="1.328cm" svg:y="1.661cm">
            <text:p/>
          </draw:rect>
          <draw:rect draw:style-name="gr1" draw:text-style-name="P1" draw:layer="layout" svg:width="2.789cm" svg:height="0.431cm" svg:x="1.328cm" svg:y="2.162cm">
            <text:p/>
          </draw:rect>
          <draw:rect draw:style-name="gr1" draw:text-style-name="P1" draw:layer="layout" svg:width="2.789cm" svg:height="0.433cm" svg:x="1.328cm" svg:y="0.661cm">
            <text:p/>
          </draw:rect>
          <draw:rect draw:style-name="gr1" draw:text-style-name="P1" draw:layer="layout" svg:width="2.789cm" svg:height="0.433cm" svg:x="1.328cm" svg:y="1.162cm">
            <text:p/>
          </draw:rect>
          <draw:rect draw:style-name="gr2" draw:text-style-name="P1" draw:layer="layout" svg:width="2.788cm" svg:height="0.431cm" svg:x="1.05cm" svg:y="1.982cm">
            <text:p text:style-name="P2"><text:span text:style-name="T1">cmd/status (out)</text:span></text:p>
          </draw:rect>
          <draw:rect draw:style-name="gr2" draw:text-style-name="P1" draw:layer="layout" svg:width="2.788cm" svg:height="0.431cm" svg:x="1.05cm" svg:y="2.483cm">
            <text:p text:style-name="P2"><text:span text:style-name="T1">data (out)</text:span></text:p>
          </draw:rect>
          <draw:rect draw:style-name="gr2" draw:text-style-name="P1" draw:layer="layout" svg:width="2.788cm" svg:height="0.431cm" svg:x="1.05cm" svg:y="0.982cm">
            <text:p text:style-name="P2"><text:span text:style-name="T1">cmd/status (in)</text:span></text:p>
          </draw:rect>
          <draw:rect draw:style-name="gr2" draw:text-style-name="P1" draw:layer="layout" svg:width="2.788cm" svg:height="0.433cm" svg:x="1.05cm" svg:y="1.483cm">
            <text:p text:style-name="P2"><text:span text:style-name="T1">data (in)</text:span></text:p>
          </draw:rect>
          <draw:frame draw:style-name="gr3" draw:text-style-name="P4" draw:layer="layout" svg:width="1.179cm" svg:height="0.569cm" svg:x="0.016cm" svg:y="2.545cm">
            <draw:text-box>
              <text:p text:style-name="P3"><text:span text:style-name="T2">F813</text:span></text:p>
            </draw:text-box>
          </draw:frame>
          <draw:frame draw:style-name="gr3" draw:text-style-name="P4" draw:layer="layout" svg:width="1.179cm" svg:height="0.569cm" svg:x="0.016cm" svg:y="2.044cm">
            <draw:text-box>
              <text:p text:style-name="P3"><text:span text:style-name="T2">F812</text:span></text:p>
            </draw:text-box>
          </draw:frame>
          <draw:frame draw:style-name="gr3" draw:text-style-name="P4" draw:layer="layout" svg:width="1.179cm" svg:height="0.569cm" svg:x="0.016cm" svg:y="1.544cm">
            <draw:text-box>
              <text:p text:style-name="P3"><text:span text:style-name="T2">F811</text:span></text:p>
            </draw:text-box>
          </draw:frame>
          <draw:frame draw:style-name="gr3" draw:text-style-name="P4" draw:layer="layout" svg:width="1.179cm" svg:height="0.569cm" svg:x="0.016cm" svg:y="1.043cm">
            <draw:text-box>
              <text:p text:style-name="P3"><text:span text:style-name="T2">F810</text:span></text:p>
            </draw:text-box>
          </draw:frame>
          <draw:frame draw:style-name="gr3" draw:text-style-name="P4" draw:layer="layout" svg:width="1.179cm" svg:height="0.569cm" svg:x="4.516cm" svg:y="1.643cm">
            <draw:text-box>
              <text:p text:style-name="P3"><text:span text:style-name="T2">F81F</text:span></text:p>
            </draw:text-box>
          </draw:frame>
          <draw:frame draw:style-name="gr3" draw:text-style-name="P4" draw:layer="layout" svg:width="1.179cm" svg:height="0.569cm" svg:x="4.517cm" svg:y="1.144cm">
            <draw:text-box>
              <text:p text:style-name="P3"><text:span text:style-name="T2">F81E</text:span></text:p>
            </draw:text-box>
          </draw:frame>
          <draw:frame draw:style-name="gr3" draw:text-style-name="P4" draw:layer="layout" svg:width="1.179cm" svg:height="0.569cm" svg:x="4.517cm" svg:y="0.645cm">
            <draw:text-box>
              <text:p text:style-name="P3"><text:span text:style-name="T2">F81D</text:span></text:p>
            </draw:text-box>
          </draw:frame>
          <draw:frame draw:style-name="gr3" draw:text-style-name="P4" draw:layer="layout" svg:width="1.179cm" svg:height="0.569cm" svg:x="4.519cm" svg:y="0.144cm">
            <draw:text-box>
              <text:p text:style-name="P3"><text:span text:style-name="T2">F81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715cm" fo:page-height="3.1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eter Desnoyers</meta:initial-creator>
    <meta:creation-date>2011-08-09T20:02:34</meta:creation-date>
    <dc:date>2011-08-09T20:03:23</dc:date>
    <dc:creator>Peter Desnoyers</dc:creator>
    <meta:editing-duration>PT50S</meta:editing-duration>
    <meta:editing-cycles>1</meta:editing-cycles>
    <meta:document-statistic meta:object-count="25"/>
    <meta:generator>OpenOffice.org/3.3$Unix OpenOffice.org_project/330m20$Build-9567</meta:generator>
  </office:meta>
</office:document-meta>
</file>